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16cm" fo:min-width="3.5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6cm" fo:min-width="3.5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top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000000" draw:marker-start-width="0.252cm" draw:marker-end-width="0.252cm" draw:stroke-linejoin="none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2.686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1.08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solid" draw:stroke-dash="Dash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6cm" fo:min-width="3.56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18cm" svg:stroke-color="#000000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athJax_Math"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-8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draw:transform="rotate (-3.14159265358979) translate (5.008cm 3.00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8cm" svg:height="2.044cm" draw:transform="skewX (0.000523598775598251) rotate (2.79252680319093) translate (4.522cm 4.416cm)">
          <text:p/>
          <draw:enhanced-geometry svg:viewBox="0 0 21600 21600" draw:type="rectangle" draw:enhanced-path="M 0 0 L 21600 0 21600 21600 0 21600 0 0 Z N"/>
        </draw:custom-shape>
        <draw:ellipse draw:style-name="gr3" draw:text-style-name="P2" draw:layer="layout" svg:width="2.77cm" svg:height="2.992cm" draw:transform="rotate (-1.8151424220741) translate (2.472cm 2.04cm)" draw:kind="arc" draw:start-angle="83.68" draw:end-angle="105.68">
          <text:p/>
        </draw:ellipse>
        <draw:line draw:style-name="gr4" draw:text-style-name="P1" draw:layer="layout" svg:x1="1.009cm" svg:y1="3.006cm" svg:x2="0.67cm" svg:y2="3.011cm">
          <text:p/>
        </draw:line>
        <draw:frame draw:style-name="gr5" draw:text-style-name="P3" draw:layer="layout" svg:width="0.277cm" svg:height="0.645cm" svg:x="1.721cm" svg:y="2.84cm">
          <draw:text-box>
            <text:p><text:span text:style-name="T1">α</text:span></text:p>
          </draw:text-box>
        </draw:frame>
        <draw:custom-shape draw:style-name="gr6" draw:text-style-name="P4" draw:layer="layout" svg:width="0.15cm" svg:height="0.15cm" svg:x="0.932cm" svg:y="1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42cm" svg:height="0.645cm" svg:x="0.866cm" svg:y="1.702cm">
          <draw:text-box>
            <text:p><text:span text:style-name="T1">(0</text:span><text:span text:style-name="T2">,0)</text:span></text:p>
          </draw:text-box>
        </draw:frame>
        <draw:custom-shape draw:style-name="gr8" draw:text-style-name="P6" draw:layer="layout" svg:width="4cm" svg:height="0.6cm" svg:x="1.005cm" svg:y="0cm">
          <text:p text:style-name="P5"><text:span text:style-name="T1">w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2cm" svg:height="0.6cm" draw:transform="rotate (1.5707963267949) translate (0cm 3cm)">
          <text:p text:style-name="P5"><text:span text:style-name="T1">h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4.098cm" svg:height="2.044cm" draw:transform="skewX (0.000523598775598251) rotate (2.79252680319093) translate (7.122cm 7.9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5cm" svg:height="0.15cm" svg:x="3.552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42cm" svg:height="0.645cm" svg:x="3.486cm" svg:y="5.203cm">
          <draw:text-box>
            <text:p><text:span text:style-name="T1">(x</text:span><text:span text:style-name="T3">0</text:span><text:span text:style-name="T2">,y</text:span><text:span text:style-name="T3">0</text:span><text:span text:style-name="T2">)</text:span></text:p>
          </draw:text-box>
        </draw:frame>
        <draw:line draw:style-name="gr11" draw:text-style-name="P1" draw:layer="layout" svg:x1="1.014cm" svg:y1="2.058cm" svg:x2="3.589cm" svg:y2="5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10-01T15:24:03.189891192</dc:date>
    <dc:creator>Aurel Wisse</dc:creator>
    <meta:editing-duration>PT33M33S</meta:editing-duration>
    <meta:editing-cycles>8</meta:editing-cycles>
    <meta:generator>LibreOffice/7.3.7.2$Linux_X86_64 LibreOffice_project/30$Build-2</meta:generator>
    <meta:document-statistic meta:object-count="13"/>
  </office:meta>
</office:document-meta>
</file>